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74cm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2.548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1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18cm" fo:min-width="1.13cm"/>
    </style:style>
    <style:style style:name="gr6" style:family="graphic" style:parent-style-name="standard">
      <style:graphic-properties draw:stroke="none" svg:stroke-color="#000000" draw:fill="none" draw:fill-color="#ffffff" fo:min-height="0.417cm"/>
    </style:style>
    <style:style style:name="gr7" style:family="graphic" style:parent-style-name="standard">
      <style:graphic-properties svg:stroke-color="#ff00cc" draw:textarea-horizontal-align="justify" draw:textarea-vertical-align="middle" draw:auto-grow-height="false" fo:min-height="1.02cm" fo:min-width="2.9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9cm"/>
    </style:style>
    <style:style style:name="gr9" style:family="graphic" style:parent-style-name="standard">
      <style:graphic-properties draw:fill="none" draw:opacity="100%" draw:textarea-horizontal-align="justify" draw:textarea-vertical-align="middle" draw:auto-grow-height="false" fo:min-height="16.641cm" fo:min-width="5.755cm"/>
    </style:style>
    <style:style style:name="gr10" style:family="graphic" style:parent-style-name="standard">
      <style:graphic-properties draw:fill="none" draw:opacity="100%" draw:textarea-horizontal-align="justify" draw:textarea-vertical-align="middle" draw:auto-grow-height="false" fo:min-height="14.99cm" fo:min-width="13.72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4.942cm"/>
    </style:style>
    <style:style style:name="gr12" style:family="graphic" style:parent-style-name="standard">
      <style:graphic-properties draw:fill="none" draw:opacity="100%" draw:textarea-horizontal-align="justify" draw:textarea-vertical-align="middle" draw:auto-grow-height="false" fo:min-height="17.022cm" fo:min-width="4.45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2.148cm"/>
    </style:style>
    <style:style style:name="gr14" style:family="graphic" style:parent-style-name="standard">
      <style:graphic-properties draw:fill="none" draw:opacity="100%" draw:textarea-horizontal-align="justify" draw:textarea-vertical-align="middle" draw:auto-grow-height="false" fo:min-height="0.766cm" fo:min-width="13.5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4.9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02cm"/>
    </style:style>
    <style:style style:name="gr17" style:family="graphic" style:parent-style-name="standard">
      <style:graphic-properties draw:fill="none" draw:opacity="100%" draw:textarea-horizontal-align="justify" draw:textarea-vertical-align="middle" draw:auto-grow-height="false" fo:min-height="0.766cm" fo:min-width="25.44cm"/>
    </style:style>
    <style:style style:name="gr18" style:family="graphic" style:parent-style-name="standard">
      <style:graphic-properties draw:fill="none" draw:opacity="100%" draw:textarea-horizontal-align="justify" draw:textarea-vertical-align="middle" draw:auto-grow-height="false" fo:min-height="0.766cm" fo:min-width="4.707cm"/>
    </style:style>
    <style:style style:name="gr19" style:family="graphic" style:parent-style-name="standard">
      <style:graphic-properties draw:fill="none" draw:opacity="100%" draw:textarea-horizontal-align="justify" draw:textarea-vertical-align="middle" draw:auto-grow-height="false" fo:min-height="0.766cm" fo:min-width="13.343cm"/>
    </style:style>
    <style:style style:name="gr20" style:family="graphic" style:parent-style-name="standard">
      <style:graphic-properties draw:textarea-horizontal-align="justify" draw:textarea-vertical-align="middle" draw:auto-grow-height="false" fo:min-height="0.385cm" fo:min-width="1.27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2.225cm"/>
    </style:style>
    <style:style style:name="gr22" style:family="graphic" style:parent-style-name="standard">
      <style:graphic-properties draw:fill="none" draw:opacity="100%" draw:textarea-horizontal-align="justify" draw:textarea-vertical-align="middle" draw:auto-grow-height="false" fo:min-height="10.291cm" fo:min-width="9.785cm"/>
    </style:style>
    <style:style style:name="gr23" style:family="graphic" style:parent-style-name="standard">
      <style:graphic-properties draw:fill="none" draw:opacity="100%" draw:textarea-horizontal-align="justify" draw:textarea-vertical-align="middle" draw:auto-grow-height="false" fo:min-height="0.639cm" fo:min-width="2.0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6cm"/>
    </style:style>
    <style:style style:name="gr25" style:family="graphic" style:parent-style-name="standard">
      <style:graphic-properties draw:fill="none" draw:opacity="100%" draw:textarea-horizontal-align="justify" draw:textarea-vertical-align="middle" draw:auto-grow-height="false" fo:min-height="5.084cm" fo:min-width="6.73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42cm"/>
    </style:style>
    <style:style style:name="gr27" style:family="graphic" style:parent-style-name="standard">
      <style:graphic-properties draw:fill-color="#ffff99" draw:textarea-horizontal-align="justify" draw:textarea-vertical-align="middle" draw:auto-grow-height="false" fo:min-height="2.925cm" fo:min-width="3.381cm" fo:wrap-option="no-wrap"/>
    </style:style>
    <style:style style:name="gr28" style:family="graphic" style:parent-style-name="standard">
      <style:graphic-properties draw:fill="none" draw:opacity="100%" draw:textarea-horizontal-align="justify" draw:textarea-vertical-align="middle" draw:auto-grow-height="false" fo:min-height="10.799cm" fo:min-width="17.78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67cm"/>
    </style:style>
    <style:style style:name="gr31" style:family="graphic" style:parent-style-name="standard">
      <style:graphic-properties draw:fill="none" draw:opacity="100%" draw:textarea-horizontal-align="justify" draw:textarea-vertical-align="middle" draw:auto-grow-height="false" fo:min-height="6.735cm" fo:min-width="6.61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0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7cm"/>
    </style:style>
    <style:style style:name="gr34" style:family="graphic" style:parent-style-name="standard">
      <style:graphic-properties draw:fill="none" draw:opacity="100%" draw:textarea-horizontal-align="justify" draw:textarea-vertical-align="middle" draw:auto-grow-height="false" fo:min-height="5.592cm" fo:min-width="8.39cm"/>
    </style:style>
    <style:style style:name="gr35" style:family="graphic" style:parent-style-name="standard">
      <style:graphic-properties draw:fill="none" draw:opacity="100%" draw:textarea-horizontal-align="justify" draw:textarea-vertical-align="middle" draw:auto-grow-height="false" fo:min-height="0.258cm" fo:min-width="0.00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1.755cm"/>
    </style:style>
    <style:style style:name="gr3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3.964cm"/>
    </style:style>
    <style:style style:name="gr40" style:family="graphic" style:parent-style-name="standard">
      <style:graphic-properties draw:fill="none" draw:opacity="100%" draw:textarea-horizontal-align="justify" draw:textarea-vertical-align="middle" draw:auto-grow-height="false" fo:min-height="9.275cm" fo:min-width="16.645cm"/>
    </style:style>
    <style:style style:name="gr41" style:family="graphic" style:parent-style-name="standard">
      <style:graphic-properties draw:fill="none" draw:opacity="100%" draw:textarea-horizontal-align="justify" draw:textarea-vertical-align="middle" draw:auto-grow-height="false" fo:min-height="6.735cm" fo:min-width="15.2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5cm"/>
    </style:style>
    <style:style style:name="gr4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475cm" fo:min-width="4.71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66cm"/>
    </style:style>
    <style:style style:name="gr46" style:family="graphic" style:parent-style-name="standard">
      <style:graphic-properties draw:fill="none" draw:opacity="100%" draw:textarea-horizontal-align="justify" draw:textarea-vertical-align="middle" draw:auto-grow-height="false" fo:min-height="0.639cm" fo:min-width="6.73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P1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1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0" style:family="paragraph">
      <loext:graphic-properties draw:fill="none" draw:opacity="100%"/>
      <style:paragraph-properties fo:text-align="center"/>
    </style:style>
    <style:style style:name="P11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>
      <loext:graphic-properties draw:fill-color="#ffff99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style:font-name="Liberation Sans" fo:font-size="11pt" style:letter-kerning="true" style:font-name-asian="Microsoft YaHei" style:font-size-asian="18pt" style:font-name-complex="Mangal" style:font-size-complex="18pt"/>
    </style:style>
    <style:style style:name="T3" style:family="text">
      <style:text-properties fo:font-size="11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74cm" svg:height="0.962cm" svg:x="6.974cm" svg:y="1.054cm">
          <draw:text-box>
            <text:p><text:span text:style-name="T1">Quy trình làm việc</text:span></text:p>
          </draw:text-box>
        </draw:frame>
        <draw:custom-shape draw:style-name="gr2" draw:text-style-name="P3" xml:id="id1" draw:id="id1" draw:layer="layout" svg:width="3.048cm" svg:height="1.397cm" svg:x="5.699cm" svg:y="3.667cm">
          <text:p text:style-name="P2"><text:span text:style-name="T2">Đăng nhậ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2" draw:id="id2" draw:layer="layout" svg:width="2.667cm" svg:height="1.27cm" svg:x="10.271cm" svg:y="3.667cm">
          <text:p text:style-name="P4"><text:span text:style-name="T3">Mở vùng làm việ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svg:x1="8.747cm" svg:y1="4.366cm" svg:x2="10.271cm" svg:y2="4.302cm" draw:start-shape="id1" draw:start-glue-point="7" draw:end-shape="id2" draw:end-glue-point="5" svg:d="M8747 4366h762v-64h762" svg:viewBox="0 0 1525 65">
          <text:p/>
        </draw:connector>
        <draw:custom-shape draw:style-name="gr3" draw:text-style-name="P5" xml:id="id3" draw:id="id3" draw:layer="layout" svg:width="2.667cm" svg:height="1.27cm" svg:x="1cm" svg:y="3.667cm">
          <text:p text:style-name="P4"><text:span text:style-name="T3">Giao diện tổ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svg:x1="3.667cm" svg:y1="4.302cm" svg:x2="5.699cm" svg:y2="4.365cm" draw:start-shape="id3" draw:start-glue-point="7" draw:end-shape="id1" svg:d="M3667 4302h1016v63h1016" svg:viewBox="0 0 2033 64">
          <text:p/>
        </draw:connector>
        <draw:custom-shape draw:style-name="gr5" draw:text-style-name="P4" xml:id="id4" draw:id="id4" draw:layer="layout" svg:width="2.286cm" svg:height="1.778cm" svg:x="14.97cm" svg:y="3.66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4" draw:text-style-name="P6" draw:layer="layout" svg:x1="12.938cm" svg:y1="4.302cm" svg:x2="14.97cm" svg:y2="4.556cm" draw:start-shape="id2" draw:start-glue-point="7" draw:end-shape="id4" svg:d="M12938 4302h1016v254h1016" svg:viewBox="0 0 2033 255">
          <text:p/>
        </draw:connector>
        <draw:custom-shape draw:style-name="gr3" draw:text-style-name="P5" xml:id="id5" draw:id="id5" draw:layer="layout" svg:width="2.667cm" svg:height="1.27cm" svg:x="13.954cm" svg:y="7.096cm">
          <text:p text:style-name="P4"><text:span text:style-name="T3">Phòng In </text:span></text:p>
          <text:p text:style-name="P4"><text:span text:style-name="T3">Chọn má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svg:x1="16.922cm" svg:y1="3.927cm" svg:x2="16.621cm" svg:y2="7.731cm" draw:start-shape="id4" draw:start-glue-point="11" draw:end-shape="id5" draw:end-glue-point="7" svg:d="M16922 3927v-761h836v4565h-1137" svg:viewBox="0 0 1138 4566">
          <text:p/>
        </draw:connector>
        <draw:custom-shape draw:style-name="gr3" draw:text-style-name="P5" xml:id="id6" draw:id="id6" draw:layer="layout" svg:width="2.667cm" svg:height="1.27cm" svg:x="9.509cm" svg:y="7.096cm">
          <text:p text:style-name="P4"><text:span text:style-name="T3">Form Máy 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svg:x1="13.954cm" svg:y1="7.731cm" svg:x2="12.176cm" svg:y2="7.731cm" draw:start-shape="id5" draw:start-glue-point="5" draw:end-shape="id6" svg:d="M13954 7731h-1778" svg:viewBox="0 0 1779 1">
          <text:p/>
        </draw:connector>
        <draw:frame draw:style-name="gr6" draw:text-style-name="P8" draw:layer="layout" svg:width="1.701cm" svg:height="0.667cm" svg:x="18.889cm" svg:y="26.146cm">
          <draw:text-box>
            <text:p text:style-name="P7"><text:span text:style-name="T4">Trg </text:span><text:span text:style-name="T4"><text:page-number>&lt;number&gt;</text:page-number></text:span><text:span text:style-name="T4"><text:s/>/</text:span><text:span text:style-name="T4"><text:page-count>6</text:page-count></text:span></text:p>
          </draw:text-box>
        </draw:frame>
        <draw:custom-shape draw:style-name="gr7" draw:text-style-name="P5" xml:id="id7" draw:id="id7" draw:layer="layout" svg:width="3.429cm" svg:height="1.27cm" svg:x="15.478cm" svg:y="9.89cm">
          <text:p text:style-name="P4"><text:span text:style-name="T3">Quản lý bài 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svg:x1="16.922cm" svg:y1="5.185cm" svg:x2="18.907cm" svg:y2="10.525cm" draw:start-shape="id4" draw:start-glue-point="9" draw:end-shape="id7" draw:end-glue-point="7" svg:d="M16922 5185v2483h2486v2857h-501" svg:viewBox="0 0 2487 5341">
          <text:p/>
        </draw:connector>
      </draw:page>
      <draw:page draw:name="page2" draw:style-name="dp1" draw:master-page-name="Default">
        <draw:frame draw:style-name="gr6" draw:text-style-name="P8" draw:layer="layout" svg:width="1.701cm" svg:height="0.667cm" svg:x="18.645cm" svg:y="26.274cm">
          <draw:text-box>
            <text:p text:style-name="P7"><text:span text:style-name="T4">Trg </text:span><text:span text:style-name="T4"><text:page-number>&lt;number&gt;</text:page-number></text:span><text:span text:style-name="T4"><text:s/>/</text:span><text:span text:style-name="T4"><text:page-count>6</text:page-count></text:span></text:p>
          </draw:text-box>
        </draw:frame>
        <draw:frame draw:style-name="gr1" draw:text-style-name="P9" draw:layer="layout" svg:width="5.874cm" svg:height="0.962cm" svg:x="0.873cm" svg:y="0.928cm">
          <draw:text-box>
            <text:p><text:span text:style-name="T5">Thiết kế giao diện</text:span></text:p>
          </draw:text-box>
        </draw:frame>
        <draw:frame draw:style-name="gr8" draw:text-style-name="P1" draw:layer="layout" svg:width="7.309cm" svg:height="0.962cm" svg:x="6.973cm" svg:y="1.054cm">
          <draw:text-box>
            <text:p><text:span text:style-name="T1">Bảng điều khiển Bài Sản phẩm</text:span></text:p>
          </draw:text-box>
        </draw:frame>
        <draw:custom-shape draw:style-name="gr9" draw:text-style-name="P10" draw:layer="layout" svg:width="6.255cm" svg:height="16.891cm" svg:x="20.685cm" svg:y="3.15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4.224cm" svg:height="15.24cm" svg:x="6.461cm" svg:y="4.81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5.442cm" svg:height="1.581cm" svg:x="6.607cm" svg:y="5.064cm">
          <draw:text-box>
            <text:p><text:span text:style-name="T6">(ds bài sản phẩm)</text:span></text:p>
          </draw:text-box>
        </draw:frame>
        <draw:custom-shape draw:style-name="gr12" draw:text-style-name="P10" draw:layer="layout" svg:width="4.953cm" svg:height="17.272cm" svg:x="1.254cm" svg:y="3.032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2.746cm" svg:height="0.762cm" svg:x="2.397cm" svg:y="3.159cm">
          <draw:text-box>
            <text:p><text:span text:style-name="T6">Nav cố định</text:span></text:p>
          </draw:text-box>
        </draw:frame>
        <draw:custom-shape draw:style-name="gr14" draw:text-style-name="P10" draw:layer="layout" svg:width="14.097cm" svg:height="1.016cm" svg:x="6.334cm" svg:y="3.54cm">
          <text:p/>
          <draw:enhanced-geometry svg:viewBox="0 0 21600 21600" draw:type="rectangle" draw:enhanced-path="M 0 0 L 21600 0 21600 21600 0 21600 0 0 Z N"/>
        </draw:custom-shape>
        <draw:frame draw:style-name="gr15" draw:text-style-name="P11" draw:layer="layout" svg:width="5.442cm" svg:height="0.889cm" svg:x="21.085cm" svg:y="3.413cm">
          <draw:text-box>
            <text:p><text:span text:style-name="T6">Chi tiết từng bài</text:span></text:p>
          </draw:text-box>
        </draw:frame>
        <draw:frame draw:style-name="gr16" draw:text-style-name="P11" draw:layer="layout" svg:width="2.902cm" svg:height="0.725cm" svg:x="6.715cm" svg:y="3.667cm">
          <draw:text-box>
            <text:p><text:span text:style-name="T6">Bộ lọc <text:s/></text:span></text:p>
          </draw:text-box>
        </draw:frame>
        <draw:custom-shape draw:style-name="gr17" draw:text-style-name="P10" draw:layer="layout" svg:width="25.94cm" svg:height="1.016cm" svg:x="1cm" svg:y="2.0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5.207cm" svg:height="1.016cm" svg:x="1.127cm" svg:y="2.0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3.843cm" svg:height="1.016cm" svg:x="6.588cm" svg:y="2.016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2.648cm" svg:height="0.762cm" svg:x="1.4cm" svg:y="2.143cm">
          <draw:text-box>
            <text:p><text:span text:style-name="T6">Logo</text:span></text:p>
          </draw:text-box>
        </draw:frame>
        <draw:frame draw:style-name="gr13" draw:text-style-name="P11" draw:layer="layout" svg:width="2.648cm" svg:height="0.762cm" svg:x="6.588cm" svg:y="2.143cm">
          <draw:text-box>
            <text:p><text:span text:style-name="T6">Search</text:span></text:p>
          </draw:text-box>
        </draw:frame>
        <draw:frame draw:style-name="gr13" draw:text-style-name="P11" draw:layer="layout" svg:width="3.508cm" svg:height="0.762cm" svg:x="20.45cm" svg:y="2.143cm">
          <draw:text-box>
            <text:p><text:span text:style-name="T6">User, thông báo</text:span></text:p>
          </draw:text-box>
        </draw:frame>
        <draw:custom-shape draw:style-name="gr20" draw:text-style-name="P12" draw:layer="layout" svg:width="1.778cm" svg:height="0.635cm" svg:x="18.018cm" svg:y="3.667cm">
          <text:p text:style-name="P4"><text:span text:style-name="T7">New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9" draw:layer="layout" svg:width="5.874cm" svg:height="0.962cm" svg:x="0.845cm" svg:y="0.928cm">
          <draw:text-box>
            <text:p><text:span text:style-name="T5">Thiết kế giao diện</text:span></text:p>
          </draw:text-box>
        </draw:frame>
        <draw:frame draw:style-name="gr1" draw:text-style-name="P1" draw:layer="layout" svg:width="5.874cm" svg:height="0.962cm" svg:x="6.972cm" svg:y="1.054cm">
          <draw:text-box>
            <text:p><text:span text:style-name="T1">Ngày làm việc mới</text:span></text:p>
          </draw:text-box>
        </draw:frame>
        <draw:frame draw:style-name="gr21" draw:text-style-name="P11" draw:layer="layout" svg:width="2.725cm" svg:height="0.896cm" svg:x="2.043cm" svg:y="2.845cm">
          <draw:text-box>
            <text:p><text:span text:style-name="T6">Tên NV</text:span></text:p>
          </draw:text-box>
        </draw:frame>
        <draw:custom-shape draw:style-name="gr22" draw:text-style-name="P10" draw:layer="layout" svg:width="10.285cm" svg:height="10.541cm" svg:x="1.002cm" svg:y="2.39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54cm" svg:height="0.889cm" svg:x="5.953cm" svg:y="10.906cm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2.286cm" svg:height="0.962cm" svg:x="6.08cm" svg:y="10.96cm">
          <draw:text-box>
            <text:p text:style-name="P4"><text:span text:style-name="T6">Nhận</text:span></text:p>
          </draw:text-box>
        </draw:frame>
        <draw:custom-shape draw:style-name="gr23" draw:text-style-name="P10" draw:layer="layout" svg:width="2.54cm" svg:height="0.889cm" svg:x="2.905cm" svg:y="10.906cm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2.286cm" svg:height="0.962cm" svg:x="3.032cm" svg:y="10.96cm">
          <draw:text-box>
            <text:p text:style-name="P4"><text:span text:style-name="T6">Hủy</text:span></text:p>
          </draw:text-box>
        </draw:frame>
        <draw:custom-shape draw:style-name="gr25" draw:text-style-name="P10" draw:layer="layout" svg:width="7.239cm" svg:height="5.334cm" svg:x="2.271cm" svg:y="5.064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5.442cm" svg:height="0.962cm" svg:x="2.032cm" svg:y="4.229cm">
          <draw:text-box>
            <text:p><text:span text:style-name="T6">Chọn máy In</text:span></text:p>
          </draw:text-box>
        </draw:frame>
        <draw:frame draw:style-name="gr21" draw:text-style-name="P11" draw:layer="layout" svg:width="2.725cm" svg:height="0.896cm" svg:x="4.371cm" svg:y="2.778cm">
          <draw:text-box>
            <text:p><text:span text:style-name="T6">Tên NV</text:span></text:p>
          </draw:text-box>
        </draw:frame>
        <draw:frame draw:style-name="gr26" draw:text-style-name="P11" draw:layer="layout" svg:width="5.442cm" svg:height="0.962cm" svg:x="2.289cm" svg:y="5.318cm">
          <draw:text-box>
            <text:p><text:span text:style-name="T6">(ds máy in)</text:span></text:p>
          </draw:text-box>
        </draw:frame>
        <draw:custom-shape draw:style-name="gr27" draw:text-style-name="P14" draw:layer="layout" svg:width="4.191cm" svg:height="3.429cm" svg:x="14.335cm" svg:y="3.921cm">
          <text:p text:style-name="P4"><text:span text:style-name="T7">User chọn máy in</text:span><text:span text:style-name="T7"><text:line-break/></text:span><text:span text:style-name="T7">để qua bảng điều</text:span><text:span text:style-name="T7"><text:line-break/></text:span><text:span text:style-name="T7">khiển máy In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1.701cm" svg:height="0.667cm" svg:x="18.644cm" svg:y="26.273cm">
          <draw:text-box>
            <text:p text:style-name="P7"><text:span text:style-name="T4">Trg </text:span><text:span text:style-name="T4"><text:page-number>&lt;number&gt;</text:page-number></text:span><text:span text:style-name="T4"><text:s/>/</text:span><text:span text:style-name="T4"><text:page-count>6</text:page-count></text:span></text:p>
          </draw:text-box>
        </draw:frame>
      </draw:page>
      <draw:page draw:name="page4" draw:style-name="dp1" draw:master-page-name="Default">
        <draw:custom-shape draw:style-name="gr28" draw:text-style-name="P10" draw:layer="layout" svg:width="18.288cm" svg:height="11.049cm" svg:x="1.762cm" svg:y="2.778cm">
          <text:p/>
          <draw:enhanced-geometry svg:viewBox="0 0 21600 21600" draw:type="rectangle" draw:enhanced-path="M 0 0 L 21600 0 21600 21600 0 21600 0 0 Z N"/>
        </draw:custom-shape>
        <draw:frame draw:style-name="gr29" draw:text-style-name="P11" draw:layer="layout" svg:width="2.572cm" svg:height="0.962cm" svg:x="2.127cm" svg:y="3.213cm">
          <draw:text-box>
            <text:p><text:span text:style-name="T6">NHẬT KÝ</text:span></text:p>
          </draw:text-box>
        </draw:frame>
        <draw:frame draw:style-name="gr29" draw:text-style-name="P11" draw:layer="layout" svg:width="2.572cm" svg:height="0.962cm" svg:x="7.572cm" svg:y="3.159cm">
          <draw:text-box>
            <text:p><text:span text:style-name="T6">Ngày</text:span></text:p>
          </draw:text-box>
        </draw:frame>
        <draw:frame draw:style-name="gr29" draw:text-style-name="P11" draw:layer="layout" svg:width="2.572cm" svg:height="0.962cm" svg:x="4.937cm" svg:y="3.213cm">
          <draw:text-box>
            <text:p><text:span text:style-name="T6">Tên NK</text:span></text:p>
          </draw:text-box>
        </draw:frame>
        <draw:frame draw:style-name="gr30" draw:text-style-name="P11" draw:layer="layout" svg:width="2.667cm" svg:height="0.962cm" svg:x="9.89cm" svg:y="3.159cm">
          <draw:text-box>
            <text:p><text:span text:style-name="T6">Tên máy In</text:span></text:p>
          </draw:text-box>
        </draw:frame>
        <draw:custom-shape draw:style-name="gr31" draw:text-style-name="P10" draw:layer="layout" svg:width="7.112cm" svg:height="6.985cm" svg:x="2.734cm" svg:y="5.572cm">
          <text:p/>
          <draw:enhanced-geometry svg:viewBox="0 0 21600 21600" draw:type="rectangle" draw:enhanced-path="M 0 0 L 21600 0 21600 21600 0 21600 0 0 Z N"/>
        </draw:custom-shape>
        <draw:frame draw:style-name="gr32" draw:text-style-name="P11" draw:layer="layout" svg:width="5.108cm" svg:height="0.962cm" svg:x="2.905cm" svg:y="5.88cm">
          <draw:text-box>
            <text:p><text:span text:style-name="T6">DSNK Bai In đang xử lý </text:span></text:p>
          </draw:text-box>
        </draw:frame>
        <draw:frame draw:style-name="gr33" draw:text-style-name="P11" draw:layer="layout" svg:width="4.447cm" svg:height="0.962cm" svg:x="10.398cm" svg:y="5.699cm">
          <draw:text-box>
            <text:p><text:span text:style-name="T6">Chi tiết nhật ký bài in</text:span></text:p>
          </draw:text-box>
        </draw:frame>
        <draw:custom-shape draw:style-name="gr34" draw:text-style-name="P10" draw:layer="layout" svg:width="8.89cm" svg:height="5.842cm" svg:x="10.354cm" svg:y="5.69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54cm" svg:height="0.889cm" svg:x="9.382cm" svg:y="12.68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0.508cm" svg:height="0.508cm" svg:x="6.671cm" svg:y="4.81cm">
          <text:p/>
          <draw:enhanced-geometry svg:viewBox="0 0 21600 21600" draw:type="rectangle" draw:enhanced-path="M 0 0 L 21600 0 21600 21600 0 21600 0 0 Z N"/>
        </draw:custom-shape>
        <draw:frame draw:style-name="gr36" draw:text-style-name="P11" draw:layer="layout" svg:width="3.224cm" svg:height="0.962cm" svg:x="7.223cm" svg:y="4.81cm">
          <draw:text-box>
            <text:p><text:span text:style-name="T6">Bài In đã xong</text:span></text:p>
          </draw:text-box>
        </draw:frame>
        <draw:frame draw:style-name="gr37" draw:text-style-name="P15" draw:layer="layout" svg:width="4.35cm" svg:height="0.962cm" svg:x="2.524cm" svg:y="4.864cm">
          <draw:text-box>
            <text:p><text:span text:style-name="T8">Thêm Nhật ký Bài In</text:span></text:p>
          </draw:text-box>
        </draw:frame>
        <draw:custom-shape draw:style-name="gr23" draw:text-style-name="P10" draw:layer="layout" svg:width="2.54cm" svg:height="0.889cm" svg:x="10.271cm" svg:y="11.668cm">
          <text:p/>
          <draw:enhanced-geometry svg:viewBox="0 0 21600 21600" draw:type="rectangle" draw:enhanced-path="M 0 0 L 21600 0 21600 21600 0 21600 0 0 Z N"/>
        </draw:custom-shape>
        <draw:frame draw:style-name="gr38" draw:text-style-name="P16" draw:layer="layout" svg:width="2.255cm" svg:height="0.708cm" svg:x="10.398cm" svg:y="11.722cm">
          <draw:text-box>
            <text:p><text:span text:style-name="T9">Xử lý bài in</text:span></text:p>
          </draw:text-box>
        </draw:frame>
        <draw:frame draw:style-name="gr39" draw:text-style-name="P11" draw:layer="layout" svg:width="4.464cm" svg:height="0.725cm" svg:x="2.016cm" svg:y="4.175cm">
          <draw:text-box>
            <text:p><text:span text:style-name="T6">(Tab) Hoạt động in</text:span></text:p>
          </draw:text-box>
        </draw:frame>
        <draw:custom-shape draw:style-name="gr40" draw:text-style-name="P10" draw:layer="layout" svg:width="17.145cm" svg:height="9.525cm" svg:x="2.905cm" svg:y="15.35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15.748cm" svg:height="6.985cm" svg:x="3.667cm" svg:y="17.256cm">
          <text:p/>
          <draw:enhanced-geometry svg:viewBox="0 0 21600 21600" draw:type="rectangle" draw:enhanced-path="M 0 0 L 21600 0 21600 21600 0 21600 0 0 Z N"/>
        </draw:custom-shape>
        <draw:frame draw:style-name="gr42" draw:text-style-name="P11" draw:layer="layout" svg:width="5.815cm" svg:height="0.962cm" svg:x="3.921cm" svg:y="17.764cm">
          <draw:text-box>
            <text:p><text:span text:style-name="T6">DSNK Bai In đang chờ vô in</text:span></text:p>
          </draw:text-box>
        </draw:frame>
        <draw:frame draw:style-name="gr43" draw:text-style-name="P11" draw:layer="layout" svg:width="5.218cm" svg:height="0.725cm" svg:x="3.54cm" svg:y="16.404cm">
          <draw:text-box>
            <text:p><text:span text:style-name="T6">(Tab) DS Bài in chơ vô iǹ</text:span></text:p>
          </draw:text-box>
        </draw:frame>
        <draw:frame draw:style-name="gr1" draw:text-style-name="P9" draw:layer="layout" svg:width="5.874cm" svg:height="0.962cm" svg:x="1cm" svg:y="1.054cm">
          <draw:text-box>
            <text:p><text:span text:style-name="T5">Thiết kế giao diện</text:span></text:p>
          </draw:text-box>
        </draw:frame>
        <draw:frame draw:style-name="gr1" draw:text-style-name="P1" draw:layer="layout" svg:width="5.874cm" svg:height="0.962cm" svg:x="6.937cm" svg:y="1.254cm">
          <draw:text-box>
            <text:p><text:span text:style-name="T1">Bảng điều khiển máy in</text:span></text:p>
          </draw:text-box>
        </draw:frame>
        <draw:frame draw:style-name="gr38" draw:text-style-name="P16" draw:layer="layout" svg:width="2.255cm" svg:height="0.708cm" svg:x="10.017cm" svg:y="12.865cm">
          <draw:text-box>
            <text:p><text:span text:style-name="T9">Đóng</text:span></text:p>
          </draw:text-box>
        </draw:frame>
      </draw:page>
      <draw:page draw:name="page5" draw:style-name="dp1" draw:master-page-name="Default">
        <draw:frame draw:style-name="gr44" draw:text-style-name="P11" draw:layer="layout" svg:width="6.818cm" svg:height="0.962cm" svg:x="2.31cm" svg:y="6.134cm">
          <draw:text-box>
            <text:p><text:span text:style-name="T6">Chi tiết bài in</text:span></text:p>
          </draw:text-box>
        </draw:frame>
        <draw:frame draw:style-name="gr1" draw:text-style-name="P17" draw:layer="layout" svg:width="5.874cm" svg:height="0.962cm" svg:x="0.843cm" svg:y="0.928cm">
          <draw:text-box>
            <text:p><text:span text:style-name="T10">Thiết kế giao diện</text:span></text:p>
          </draw:text-box>
        </draw:frame>
        <draw:frame draw:style-name="gr1" draw:text-style-name="P1" draw:layer="layout" svg:width="5.874cm" svg:height="0.962cm" svg:x="6.97cm" svg:y="1.054cm">
          <draw:text-box>
            <text:p><text:span text:style-name="T1">Tạo Nhật ký bài in</text:span></text:p>
          </draw:text-box>
        </draw:frame>
        <draw:frame draw:style-name="gr45" draw:text-style-name="P11" draw:layer="layout" svg:width="3.766cm" svg:height="0.962cm" svg:x="1.762cm" svg:y="2.839cm">
          <draw:text-box>
            <text:p><text:span text:style-name="T6">Tên nhật ký ngày</text:span></text:p>
          </draw:text-box>
        </draw:frame>
        <draw:frame draw:style-name="gr29" draw:text-style-name="P11" draw:layer="layout" svg:width="2.572cm" svg:height="0.962cm" svg:x="5.525cm" svg:y="2.886cm">
          <draw:text-box>
            <text:p><text:span text:style-name="T6">Tex tên</text:span></text:p>
          </draw:text-box>
        </draw:frame>
        <draw:custom-shape draw:style-name="gr28" draw:text-style-name="P10" draw:layer="layout" svg:width="18.288cm" svg:height="11.049cm" svg:x="1cm" svg:y="2.39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54cm" svg:height="0.889cm" svg:x="11.287cm" svg:y="11.668cm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2.286cm" svg:height="0.962cm" svg:x="11.414cm" svg:y="11.722cm">
          <draw:text-box>
            <text:p text:style-name="P4"><text:span text:style-name="T6">Lưu</text:span></text:p>
          </draw:text-box>
        </draw:frame>
        <draw:custom-shape draw:style-name="gr23" draw:text-style-name="P10" draw:layer="layout" svg:width="2.54cm" svg:height="0.889cm" svg:x="8.239cm" svg:y="11.668cm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2.286cm" svg:height="0.962cm" svg:x="8.366cm" svg:y="11.722cm">
          <draw:text-box>
            <text:p text:style-name="P4"><text:span text:style-name="T6">Hủy</text:span></text:p>
          </draw:text-box>
        </draw:frame>
        <draw:custom-shape draw:style-name="gr46" draw:text-style-name="P10" draw:layer="layout" svg:width="7.239cm" svg:height="0.889cm" svg:x="2.27cm" svg:y="4.937cm">
          <text:p/>
          <draw:enhanced-geometry svg:viewBox="0 0 21600 21600" draw:type="rectangle" draw:enhanced-path="M 0 0 L 21600 0 21600 21600 0 21600 0 0 Z N"/>
        </draw:custom-shape>
        <draw:frame draw:style-name="gr47" draw:text-style-name="P11" draw:layer="layout" svg:width="2.653cm" svg:height="0.962cm" svg:x="2.03cm" svg:y="4.229cm">
          <draw:text-box>
            <text:p><text:span text:style-name="T6">Chọn bài in</text:span></text:p>
          </draw:text-box>
        </draw:frame>
      </draw:page>
      <draw:page draw:name="page6" draw:style-name="dp1" draw:master-page-name="Default">
        <draw:frame draw:style-name="gr1" draw:text-style-name="P17" draw:layer="layout" svg:width="5.874cm" svg:height="0.962cm" svg:x="0.844cm" svg:y="0.928cm">
          <draw:text-box>
            <text:p><text:span text:style-name="T10">Thiết kế giao diện</text:span></text:p>
          </draw:text-box>
        </draw:frame>
        <draw:frame draw:style-name="gr1" draw:text-style-name="P1" draw:layer="layout" svg:width="5.874cm" svg:height="0.962cm" svg:x="6.971cm" svg:y="1.054cm">
          <draw:text-box>
            <text:p><text:span text:style-name="T1">Xử lý bài in</text:span></text:p>
          </draw:text-box>
        </draw:frame>
        <draw:frame draw:style-name="gr29" draw:text-style-name="P11" draw:layer="layout" svg:width="2.572cm" svg:height="0.962cm" svg:x="1.763cm" svg:y="2.839cm">
          <draw:text-box>
            <text:p><text:span text:style-name="T6">Tên bài in</text:span></text:p>
          </draw:text-box>
        </draw:frame>
        <draw:frame draw:style-name="gr29" draw:text-style-name="P11" draw:layer="layout" svg:width="2.572cm" svg:height="0.962cm" svg:x="5.526cm" svg:y="2.886cm">
          <draw:text-box>
            <text:p><text:span text:style-name="T6">Tex tên</text:span></text:p>
          </draw:text-box>
        </draw:frame>
        <draw:custom-shape draw:style-name="gr28" draw:text-style-name="P10" draw:layer="layout" svg:width="18.288cm" svg:height="11.049cm" svg:x="1.001cm" svg:y="2.39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2.54cm" svg:height="0.889cm" svg:x="11.288cm" svg:y="11.668cm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2.286cm" svg:height="0.962cm" svg:x="11.415cm" svg:y="11.722cm">
          <draw:text-box>
            <text:p text:style-name="P4"><text:span text:style-name="T6">Lưu</text:span></text:p>
          </draw:text-box>
        </draw:frame>
        <draw:custom-shape draw:style-name="gr23" draw:text-style-name="P10" draw:layer="layout" svg:width="2.54cm" svg:height="0.889cm" svg:x="8.24cm" svg:y="11.668cm">
          <text:p/>
          <draw:enhanced-geometry svg:viewBox="0 0 21600 21600" draw:type="rectangle" draw:enhanced-path="M 0 0 L 21600 0 21600 21600 0 21600 0 0 Z N"/>
        </draw:custom-shape>
        <draw:frame draw:style-name="gr24" draw:text-style-name="P13" draw:layer="layout" svg:width="2.286cm" svg:height="0.962cm" svg:x="8.367cm" svg:y="11.722cm">
          <draw:text-box>
            <text:p text:style-name="P4"><text:span text:style-name="T6">Hủy</text:span></text:p>
          </draw:text-box>
        </draw:frame>
        <draw:custom-shape draw:style-name="gr46" draw:text-style-name="P10" draw:layer="layout" svg:width="7.239cm" svg:height="0.889cm" svg:x="2.27cm" svg:y="5.064cm">
          <text:p/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5.442cm" svg:height="0.962cm" svg:x="2.031cm" svg:y="4.229cm">
          <draw:text-box>
            <text:p><text:span text:style-name="T6">(các thông số cần đưa vô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11-29T04:15:52.813000000</dc:date>
    <meta:editing-duration>PT2H49M8S</meta:editing-duration>
    <meta:editing-cycles>45</meta:editing-cycles>
    <meta:document-statistic meta:object-count="93"/>
  </office:meta>
</office:document-meta>
</file>